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np10_(+54m)">
            <text:p>np10_(+54m)</text:p>
          </table:table-cell>
          <table:table-cell office:value-type="float" office:value="-15.99">
            <text:p>-15.99</text:p>
          </table:table-cell>
          <table:table-cell office:value-type="float" office:value="167.19">
            <text:p>167.19</text:p>
          </table:table-cell>
          <table:table-cell office:value-type="float" office:value="47130.0">
            <text:p>47130.0</text:p>
          </table:table-cell>
          <table:table-cell office:value-type="float" office:value="360.0">
            <text:p>360.0</text:p>
          </table:table-cell>
          <table:table-cell office:value-type="string" office:value="Platygyra cf. Daedalea">
            <text:p>Platygyra cf. Daedal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1.0">
            <text:p>-31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CabiochAyliffe2001">
            <text:p>CabiochAyliffe2001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np11_(+54m)">
            <text:p>np11_(+54m)</text:p>
          </table:table-cell>
          <table:table-cell office:value-type="float" office:value="-15.99">
            <text:p>-15.99</text:p>
          </table:table-cell>
          <table:table-cell office:value-type="float" office:value="167.19">
            <text:p>167.19</text:p>
          </table:table-cell>
          <table:table-cell office:value-type="float" office:value="66980.0">
            <text:p>66980.0</text:p>
          </table:table-cell>
          <table:table-cell office:value-type="float" office:value="580.0">
            <text:p>580.0</text:p>
          </table:table-cell>
          <table:table-cell office:value-type="string" office:value="Platygyra cf. Daedalea">
            <text:p>Platygyra cf. Daedal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0">
            <text:p>-6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CabiochAyliffe2001">
            <text:p>CabiochAyliffe2001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np6_(+17m)">
            <text:p>np6_(+17m)</text:p>
          </table:table-cell>
          <table:table-cell office:value-type="float" office:value="-15.99">
            <text:p>-15.99</text:p>
          </table:table-cell>
          <table:table-cell office:value-type="float" office:value="167.19">
            <text:p>167.19</text:p>
          </table:table-cell>
          <table:table-cell office:value-type="float" office:value="39470.0">
            <text:p>39470.0</text:p>
          </table:table-cell>
          <table:table-cell office:value-type="float" office:value="340.0">
            <text:p>340.0</text:p>
          </table:table-cell>
          <table:table-cell office:value-type="string" office:value="Platygyra cf. Daedalea">
            <text:p>Platygyra cf. Daedal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2.0">
            <text:p>-5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CabiochAyliffe2001">
            <text:p>CabiochAyliffe2001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np7_(+24m)">
            <text:p>np7_(+24m)</text:p>
          </table:table-cell>
          <table:table-cell office:value-type="float" office:value="-15.99">
            <text:p>-15.99</text:p>
          </table:table-cell>
          <table:table-cell office:value-type="float" office:value="167.19">
            <text:p>167.19</text:p>
          </table:table-cell>
          <table:table-cell office:value-type="float" office:value="42050.0">
            <text:p>42050.0</text:p>
          </table:table-cell>
          <table:table-cell office:value-type="float" office:value="500.0">
            <text:p>500.0</text:p>
          </table:table-cell>
          <table:table-cell office:value-type="string" office:value="Platygyra cf. Lamellina">
            <text:p>Platygyra cf. Lamellin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0.0">
            <text:p>-60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CabiochAyliffe2001">
            <text:p>CabiochAyliffe2001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108">
            <text:p>10_108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9933.0">
            <text:p>9933.0</text:p>
          </table:table-cell>
          <table:table-cell office:value-type="float" office:value="17.0">
            <text:p>17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8.425">
            <text:p>-28.425</text:p>
          </table:table-cell>
          <table:table-cell office:value-type="float" office:value="35.550000000000004">
            <text:p>35.550000000000004</text:p>
          </table:table-cell>
          <table:table-cell office:value-type="float" office:value="35.550000000000004">
            <text:p>35.550000000000004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B_38_3_42_0(C)">
            <text:p>6B_38_3_42_0(C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558.0">
            <text:p>12558.0</text:p>
          </table:table-cell>
          <table:table-cell office:value-type="float" office:value="28.0">
            <text:p>28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724999999999994">
            <text:p>-62.724999999999994</text:p>
          </table:table-cell>
          <table:table-cell office:value-type="float" office:value="12.15">
            <text:p>12.15</text:p>
          </table:table-cell>
          <table:table-cell office:value-type="float" office:value="12.15">
            <text:p>12.1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J_87">
            <text:p>9J_87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129.0">
            <text:p>14129.0</text:p>
          </table:table-cell>
          <table:table-cell office:value-type="float" office:value="29.0">
            <text:p>29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0">
            <text:p>-8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4_127">
            <text:p>14_127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22780.0">
            <text:p>22780.0</text:p>
          </table:table-cell>
          <table:table-cell office:value-type="float" office:value="72.0">
            <text:p>72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2.42499999999998">
            <text:p>-122.42499999999998</text:p>
          </table:table-cell>
          <table:table-cell office:value-type="float" office:value="21.549999999999997">
            <text:p>21.549999999999997</text:p>
          </table:table-cell>
          <table:table-cell office:value-type="float" office:value="21.549999999999997">
            <text:p>21.549999999999997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4_54">
            <text:p>14_54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10356.0">
            <text:p>10356.0</text:p>
          </table:table-cell>
          <table:table-cell office:value-type="float" office:value="23.0">
            <text:p>23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1.02499999999999">
            <text:p>-41.02499999999999</text:p>
          </table:table-cell>
          <table:table-cell office:value-type="float" office:value="35.550000000000004">
            <text:p>35.550000000000004</text:p>
          </table:table-cell>
          <table:table-cell office:value-type="float" office:value="35.550000000000004">
            <text:p>35.550000000000004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A_19_19_5(A)">
            <text:p>6A_19_19_5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9068.0">
            <text:p>9068.0</text:p>
          </table:table-cell>
          <table:table-cell office:value-type="float" office:value="32.0">
            <text:p>32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2">
            <text:p>-14.2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A_19_19_5(B)">
            <text:p>6A_19_19_5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9115.0">
            <text:p>9115.0</text:p>
          </table:table-cell>
          <table:table-cell office:value-type="float" office:value="37.0">
            <text:p>37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399999999999999">
            <text:p>-14.399999999999999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A_19_19_5(C)">
            <text:p>6A_19_19_5(C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9194.0">
            <text:p>9194.0</text:p>
          </table:table-cell>
          <table:table-cell office:value-type="float" office:value="12.0">
            <text:p>12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799999999999997">
            <text:p>-14.799999999999997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A_a_15_5_17(A)">
            <text:p>6A_a_15_5_17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9175.0">
            <text:p>9175.0</text:p>
          </table:table-cell>
          <table:table-cell office:value-type="float" office:value="12.0">
            <text:p>12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A_a_15_5_17(B)">
            <text:p>6A_a_15_5_17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9113.0">
            <text:p>9113.0</text:p>
          </table:table-cell>
          <table:table-cell office:value-type="float" office:value="16.0">
            <text:p>16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3_88">
            <text:p>13_88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12695.0">
            <text:p>12695.0</text:p>
          </table:table-cell>
          <table:table-cell office:value-type="float" office:value="33.0">
            <text:p>33.0</text:p>
          </table:table-cell>
          <table:table-cell office:value-type="string" office:value="Porites sp.?">
            <text:p>Porites sp.?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275000000000006">
            <text:p>-54.275000000000006</text:p>
          </table:table-cell>
          <table:table-cell office:value-type="float" office:value="35.85">
            <text:p>35.85</text:p>
          </table:table-cell>
          <table:table-cell office:value-type="float" office:value="35.85">
            <text:p>35.85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A_b_15_5_17">
            <text:p>6A_b_15_5_17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8946.0">
            <text:p>8946.0</text:p>
          </table:table-cell>
          <table:table-cell office:value-type="float" office:value="16.0">
            <text:p>16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2">
            <text:p>-28.2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B_31_0_34_0(A)">
            <text:p>6B_31_0_34_0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0189.0">
            <text:p>10189.0</text:p>
          </table:table-cell>
          <table:table-cell office:value-type="float" office:value="32.0">
            <text:p>32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875">
            <text:p>-43.875</text:p>
          </table:table-cell>
          <table:table-cell office:value-type="float" office:value="12.049999999999999">
            <text:p>12.049999999999999</text:p>
          </table:table-cell>
          <table:table-cell office:value-type="float" office:value="12.049999999999999">
            <text:p>12.049999999999999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B_31_0_34_0(B)">
            <text:p>6B_31_0_34_0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0143.0">
            <text:p>10143.0</text:p>
          </table:table-cell>
          <table:table-cell office:value-type="float" office:value="19.0">
            <text:p>19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7">
            <text:p>-43.7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B_31_0_34_0(C)">
            <text:p>6B_31_0_34_0(C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0995.0">
            <text:p>10995.0</text:p>
          </table:table-cell>
          <table:table-cell office:value-type="float" office:value="33.0">
            <text:p>33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7.6">
            <text:p>-47.6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B_38_3_42_0(A)">
            <text:p>6B_38_3_42_0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216.0">
            <text:p>12216.0</text:p>
          </table:table-cell>
          <table:table-cell office:value-type="float" office:value="23.0">
            <text:p>23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150000000000006">
            <text:p>-61.150000000000006</text:p>
          </table:table-cell>
          <table:table-cell office:value-type="float" office:value="12.100000000000001">
            <text:p>12.100000000000001</text:p>
          </table:table-cell>
          <table:table-cell office:value-type="float" office:value="12.100000000000001">
            <text:p>12.10000000000000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B_38_3_42_0(B)">
            <text:p>6B_38_3_42_0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236.0">
            <text:p>12236.0</text:p>
          </table:table-cell>
          <table:table-cell office:value-type="float" office:value="28.0">
            <text:p>28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25">
            <text:p>-61.25</text:p>
          </table:table-cell>
          <table:table-cell office:value-type="float" office:value="12.100000000000001">
            <text:p>12.100000000000001</text:p>
          </table:table-cell>
          <table:table-cell office:value-type="float" office:value="12.100000000000001">
            <text:p>12.10000000000000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np7_bis_(+46m)">
            <text:p>np7_bis_(+46m)</text:p>
          </table:table-cell>
          <table:table-cell office:value-type="float" office:value="-15.99">
            <text:p>-15.99</text:p>
          </table:table-cell>
          <table:table-cell office:value-type="float" office:value="167.19">
            <text:p>167.19</text:p>
          </table:table-cell>
          <table:table-cell office:value-type="float" office:value="48650.0">
            <text:p>48650.0</text:p>
          </table:table-cell>
          <table:table-cell office:value-type="float" office:value="390.0">
            <text:p>390.0</text:p>
          </table:table-cell>
          <table:table-cell office:value-type="string" office:value="Favites cf. Complanata">
            <text:p>Favites cf. Complan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9.0">
            <text:p>-49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CabiochAyliffe2001">
            <text:p>CabiochAyliffe2001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B_b_13">
            <text:p>6B_b_13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7752.0">
            <text:p>7752.0</text:p>
          </table:table-cell>
          <table:table-cell office:value-type="float" office:value="16.0">
            <text:p>16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6B_14_5_16">
            <text:p>6B_14_5_16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8518.0">
            <text:p>8518.0</text:p>
          </table:table-cell>
          <table:table-cell office:value-type="float" office:value="26.0">
            <text:p>26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2">
            <text:p>-25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3_85">
            <text:p>13_85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11695.0">
            <text:p>11695.0</text:p>
          </table:table-cell>
          <table:table-cell office:value-type="float" office:value="54.0">
            <text:p>54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39999999999999">
            <text:p>-58.39999999999999</text:p>
          </table:table-cell>
          <table:table-cell office:value-type="float" office:value="12.4">
            <text:p>12.4</text:p>
          </table:table-cell>
          <table:table-cell office:value-type="float" office:value="12.4">
            <text:p>12.4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3_74_75_(b)">
            <text:p>13_74_75_(b)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9741.0">
            <text:p>9741.0</text:p>
          </table:table-cell>
          <table:table-cell office:value-type="float" office:value="17.0">
            <text:p>17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075">
            <text:p>-33.075</text:p>
          </table:table-cell>
          <table:table-cell office:value-type="float" office:value="35.449999999999996">
            <text:p>35.449999999999996</text:p>
          </table:table-cell>
          <table:table-cell office:value-type="float" office:value="35.449999999999996">
            <text:p>35.449999999999996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3_74_75_(a)">
            <text:p>13_74_75_(a)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9736.0">
            <text:p>9736.0</text:p>
          </table:table-cell>
          <table:table-cell office:value-type="float" office:value="16.0">
            <text:p>16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075">
            <text:p>-33.075</text:p>
          </table:table-cell>
          <table:table-cell office:value-type="float" office:value="35.449999999999996">
            <text:p>35.449999999999996</text:p>
          </table:table-cell>
          <table:table-cell office:value-type="float" office:value="35.449999999999996">
            <text:p>35.449999999999996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128">
            <text:p>10_128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10519.0">
            <text:p>10519.0</text:p>
          </table:table-cell>
          <table:table-cell office:value-type="float" office:value="22.0">
            <text:p>22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025">
            <text:p>-33.025</text:p>
          </table:table-cell>
          <table:table-cell office:value-type="float" office:value="35.55">
            <text:p>35.55</text:p>
          </table:table-cell>
          <table:table-cell office:value-type="float" office:value="35.55">
            <text:p>35.55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148">
            <text:p>10_148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11290.0">
            <text:p>11290.0</text:p>
          </table:table-cell>
          <table:table-cell office:value-type="float" office:value="27.0">
            <text:p>27.0</text:p>
          </table:table-cell>
          <table:table-cell office:value-type="string" office:value="Goniopora gr. Lobata">
            <text:p>Goniopora gr. Lob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099999999999994">
            <text:p>-46.099999999999994</text:p>
          </table:table-cell>
          <table:table-cell office:value-type="float" office:value="23.4">
            <text:p>23.4</text:p>
          </table:table-cell>
          <table:table-cell office:value-type="float" office:value="23.4">
            <text:p>23.4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152">
            <text:p>10_152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11455.0">
            <text:p>11455.0</text:p>
          </table:table-cell>
          <table:table-cell office:value-type="float" office:value="27.0">
            <text:p>27.0</text:p>
          </table:table-cell>
          <table:table-cell office:value-type="string" office:value="Leptastrea sp.">
            <text:p>Lept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675000000000004">
            <text:p>-46.675000000000004</text:p>
          </table:table-cell>
          <table:table-cell office:value-type="float" office:value="26.049999999999997">
            <text:p>26.049999999999997</text:p>
          </table:table-cell>
          <table:table-cell office:value-type="float" office:value="26.049999999999997">
            <text:p>26.049999999999997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160">
            <text:p>10_160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11765.0">
            <text:p>11765.0</text:p>
          </table:table-cell>
          <table:table-cell office:value-type="float" office:value="22.0">
            <text:p>22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4.55">
            <text:p>-44.55</text:p>
          </table:table-cell>
          <table:table-cell office:value-type="float" office:value="35.7">
            <text:p>35.7</text:p>
          </table:table-cell>
          <table:table-cell office:value-type="float" office:value="35.7">
            <text:p>35.7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194">
            <text:p>10_194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16015.0">
            <text:p>16015.0</text:p>
          </table:table-cell>
          <table:table-cell office:value-type="float" office:value="35.0">
            <text:p>35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4.85">
            <text:p>-84.85</text:p>
          </table:table-cell>
          <table:table-cell office:value-type="float" office:value="12.9">
            <text:p>12.9</text:p>
          </table:table-cell>
          <table:table-cell office:value-type="float" office:value="12.9">
            <text:p>12.9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209">
            <text:p>10_209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21697.0">
            <text:p>21697.0</text:p>
          </table:table-cell>
          <table:table-cell office:value-type="float" office:value="49.0">
            <text:p>49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1.97500000000001">
            <text:p>-101.97500000000001</text:p>
          </table:table-cell>
          <table:table-cell office:value-type="float" office:value="21.45">
            <text:p>21.45</text:p>
          </table:table-cell>
          <table:table-cell office:value-type="float" office:value="21.45">
            <text:p>21.45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214">
            <text:p>10_214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22056.0">
            <text:p>22056.0</text:p>
          </table:table-cell>
          <table:table-cell office:value-type="float" office:value="37.0">
            <text:p>37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6.9">
            <text:p>-96.9</text:p>
          </table:table-cell>
          <table:table-cell office:value-type="float" office:value="37.0">
            <text:p>37.0</text:p>
          </table:table-cell>
          <table:table-cell office:value-type="float" office:value="37.0">
            <text:p>37.0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217">
            <text:p>10_217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22344.0">
            <text:p>22344.0</text:p>
          </table:table-cell>
          <table:table-cell office:value-type="float" office:value="54.0">
            <text:p>54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2">
            <text:p>-106.2</text:p>
          </table:table-cell>
          <table:table-cell office:value-type="float" office:value="21.4">
            <text:p>21.4</text:p>
          </table:table-cell>
          <table:table-cell office:value-type="float" office:value="21.4">
            <text:p>21.4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221">
            <text:p>10_221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22800.0">
            <text:p>22800.0</text:p>
          </table:table-cell>
          <table:table-cell office:value-type="float" office:value="39.0">
            <text:p>39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0.75">
            <text:p>-100.75</text:p>
          </table:table-cell>
          <table:table-cell office:value-type="float" office:value="37.1">
            <text:p>37.1</text:p>
          </table:table-cell>
          <table:table-cell office:value-type="float" office:value="37.1">
            <text:p>37.1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42">
            <text:p>10_42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6728.0">
            <text:p>6728.0</text:p>
          </table:table-cell>
          <table:table-cell office:value-type="float" office:value="21.0">
            <text:p>21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275000000000002">
            <text:p>-7.275000000000002</text:p>
          </table:table-cell>
          <table:table-cell office:value-type="float" office:value="35.05">
            <text:p>35.05</text:p>
          </table:table-cell>
          <table:table-cell office:value-type="float" office:value="35.05">
            <text:p>35.05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0_48">
            <text:p>10_48</text:p>
          </table:table-cell>
          <table:table-cell office:value-type="float" office:value="-15.61">
            <text:p>-15.61</text:p>
          </table:table-cell>
          <table:table-cell office:value-type="float" office:value="167.02">
            <text:p>167.02</text:p>
          </table:table-cell>
          <table:table-cell office:value-type="float" office:value="6889.0">
            <text:p>6889.0</text:p>
          </table:table-cell>
          <table:table-cell office:value-type="float" office:value="16.0">
            <text:p>16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5">
            <text:p>-8.95</text:p>
          </table:table-cell>
          <table:table-cell office:value-type="float" office:value="35.1">
            <text:p>35.1</text:p>
          </table:table-cell>
          <table:table-cell office:value-type="float" office:value="35.1">
            <text:p>35.1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1_104">
            <text:p>11_104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12645.0">
            <text:p>12645.0</text:p>
          </table:table-cell>
          <table:table-cell office:value-type="float" office:value="214.0">
            <text:p>214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400000000000006">
            <text:p>-54.400000000000006</text:p>
          </table:table-cell>
          <table:table-cell office:value-type="float" office:value="36.0">
            <text:p>36.0</text:p>
          </table:table-cell>
          <table:table-cell office:value-type="float" office:value="36.0">
            <text:p>36.0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1_78">
            <text:p>11_78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11271.0">
            <text:p>11271.0</text:p>
          </table:table-cell>
          <table:table-cell office:value-type="float" office:value="22.0">
            <text:p>22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1.175">
            <text:p>-41.175</text:p>
          </table:table-cell>
          <table:table-cell office:value-type="float" office:value="35.65">
            <text:p>35.65</text:p>
          </table:table-cell>
          <table:table-cell office:value-type="float" office:value="35.65">
            <text:p>35.65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2_106">
            <text:p>12_106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11360.0">
            <text:p>11360.0</text:p>
          </table:table-cell>
          <table:table-cell office:value-type="float" office:value="17.0">
            <text:p>17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1.550000000000004">
            <text:p>-51.550000000000004</text:p>
          </table:table-cell>
          <table:table-cell office:value-type="float" office:value="35.7">
            <text:p>35.7</text:p>
          </table:table-cell>
          <table:table-cell office:value-type="float" office:value="35.7">
            <text:p>35.7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3_130">
            <text:p>13_130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22211.0">
            <text:p>22211.0</text:p>
          </table:table-cell>
          <table:table-cell office:value-type="float" office:value="49.0">
            <text:p>49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8.07499999999999">
            <text:p>-108.07499999999999</text:p>
          </table:table-cell>
          <table:table-cell office:value-type="float" office:value="21.450000000000003">
            <text:p>21.450000000000003</text:p>
          </table:table-cell>
          <table:table-cell office:value-type="float" office:value="21.450000000000003">
            <text:p>21.450000000000003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3_48">
            <text:p>13_48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6210.0">
            <text:p>6210.0</text:p>
          </table:table-cell>
          <table:table-cell office:value-type="float" office:value="15.0">
            <text:p>15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3">
            <text:p>-14.3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13_60">
            <text:p>13_60</text:p>
          </table:table-cell>
          <table:table-cell office:value-type="float" office:value="-15.61">
            <text:p>-15.61</text:p>
          </table:table-cell>
          <table:table-cell office:value-type="float" office:value="167.024">
            <text:p>167.024</text:p>
          </table:table-cell>
          <table:table-cell office:value-type="float" office:value="8774.0">
            <text:p>8774.0</text:p>
          </table:table-cell>
          <table:table-cell office:value-type="float" office:value="16.0">
            <text:p>16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35">
            <text:p>-29.35</text:p>
          </table:table-cell>
          <table:table-cell office:value-type="float" office:value="35.3">
            <text:p>35.3</text:p>
          </table:table-cell>
          <table:table-cell office:value-type="float" office:value="35.3">
            <text:p>35.3</text:p>
          </table:table-cell>
          <table:table-cell office:value-type="string" office:value="CabiochEtal2003,HibbertEtal2016">
            <text:p>CabiochEtal2003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7_15_16">
            <text:p>7_15_16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1631.0">
            <text:p>11631.0</text:p>
          </table:table-cell>
          <table:table-cell office:value-type="float" office:value="27.0">
            <text:p>27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525">
            <text:p>-45.525</text:p>
          </table:table-cell>
          <table:table-cell office:value-type="float" office:value="19.95">
            <text:p>19.95</text:p>
          </table:table-cell>
          <table:table-cell office:value-type="float" office:value="19.95">
            <text:p>19.9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7_19_8_20(a)">
            <text:p>7_19_8_20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1621.0">
            <text:p>11621.0</text:p>
          </table:table-cell>
          <table:table-cell office:value-type="float" office:value="27.0">
            <text:p>27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575">
            <text:p>-54.575</text:p>
          </table:table-cell>
          <table:table-cell office:value-type="float" office:value="11.85">
            <text:p>11.85</text:p>
          </table:table-cell>
          <table:table-cell office:value-type="float" office:value="11.85">
            <text:p>11.8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7_22_29(b)(A)">
            <text:p>7_22_29(b)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3913.0">
            <text:p>13913.0</text:p>
          </table:table-cell>
          <table:table-cell office:value-type="float" office:value="39.0">
            <text:p>39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9.55">
            <text:p>-69.55</text:p>
          </table:table-cell>
          <table:table-cell office:value-type="float" office:value="12.9">
            <text:p>12.9</text:p>
          </table:table-cell>
          <table:table-cell office:value-type="float" office:value="12.9">
            <text:p>12.9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7_22_29(b)(B)">
            <text:p>7_22_29(b)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3886.0">
            <text:p>13886.0</text:p>
          </table:table-cell>
          <table:table-cell office:value-type="float" office:value="23.0">
            <text:p>23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9.45">
            <text:p>-69.45</text:p>
          </table:table-cell>
          <table:table-cell office:value-type="float" office:value="12.9">
            <text:p>12.9</text:p>
          </table:table-cell>
          <table:table-cell office:value-type="float" office:value="12.9">
            <text:p>12.9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E_25_75_27_25(A)">
            <text:p>9E_25_75_27_25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20403.0">
            <text:p>20403.0</text:p>
          </table:table-cell>
          <table:table-cell office:value-type="float" office:value="31.0">
            <text:p>31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60000000000001">
            <text:p>-106.60000000000001</text:p>
          </table:table-cell>
          <table:table-cell office:value-type="float" office:value="12.6">
            <text:p>12.6</text:p>
          </table:table-cell>
          <table:table-cell office:value-type="float" office:value="12.6">
            <text:p>12.6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E_25_75_27_25(B)">
            <text:p>9E_25_75_27_25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20543.0">
            <text:p>20543.0</text:p>
          </table:table-cell>
          <table:table-cell office:value-type="float" office:value="65.0">
            <text:p>65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15">
            <text:p>-107.15</text:p>
          </table:table-cell>
          <table:table-cell office:value-type="float" office:value="12.700000000000001">
            <text:p>12.700000000000001</text:p>
          </table:table-cell>
          <table:table-cell office:value-type="float" office:value="12.700000000000001">
            <text:p>12.70000000000000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E_30_25_31_75">
            <text:p>9E_30_25_31_75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24626.0">
            <text:p>24626.0</text:p>
          </table:table-cell>
          <table:table-cell office:value-type="float" office:value="53.0">
            <text:p>53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0.8">
            <text:p>-130.8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F_103">
            <text:p>9F_103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814.0">
            <text:p>12814.0</text:p>
          </table:table-cell>
          <table:table-cell office:value-type="float" office:value="23.0">
            <text:p>23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2.22500000000001">
            <text:p>-52.22500000000001</text:p>
          </table:table-cell>
          <table:table-cell office:value-type="float" office:value="35.349999999999994">
            <text:p>35.349999999999994</text:p>
          </table:table-cell>
          <table:table-cell office:value-type="float" office:value="35.349999999999994">
            <text:p>35.349999999999994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F_125">
            <text:p>9F_125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114.0">
            <text:p>14114.0</text:p>
          </table:table-cell>
          <table:table-cell office:value-type="float" office:value="28.0">
            <text:p>28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3.9">
            <text:p>-73.9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F_139">
            <text:p>9F_139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938.0">
            <text:p>14938.0</text:p>
          </table:table-cell>
          <table:table-cell office:value-type="float" office:value="50.0">
            <text:p>5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9.65">
            <text:p>-79.65</text:p>
          </table:table-cell>
          <table:table-cell office:value-type="float" office:value="12.100000000000001">
            <text:p>12.100000000000001</text:p>
          </table:table-cell>
          <table:table-cell office:value-type="float" office:value="12.100000000000001">
            <text:p>12.10000000000000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F_178">
            <text:p>9F_178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20643.0">
            <text:p>20643.0</text:p>
          </table:table-cell>
          <table:table-cell office:value-type="float" office:value="37.0">
            <text:p>37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8.725">
            <text:p>-108.725</text:p>
          </table:table-cell>
          <table:table-cell office:value-type="float" office:value="20.55">
            <text:p>20.55</text:p>
          </table:table-cell>
          <table:table-cell office:value-type="float" office:value="20.55">
            <text:p>20.5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H_113(a)">
            <text:p>9H_113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241.0">
            <text:p>14241.0</text:p>
          </table:table-cell>
          <table:table-cell office:value-type="float" office:value="28.0">
            <text:p>28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475">
            <text:p>-77.475</text:p>
          </table:table-cell>
          <table:table-cell office:value-type="float" office:value="12.05">
            <text:p>12.05</text:p>
          </table:table-cell>
          <table:table-cell office:value-type="float" office:value="12.05">
            <text:p>12.0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H_113(b)">
            <text:p>9H_113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366.0">
            <text:p>14366.0</text:p>
          </table:table-cell>
          <table:table-cell office:value-type="float" office:value="34.0">
            <text:p>34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8.1">
            <text:p>-78.1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H_113(c)">
            <text:p>9H_113(c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306.0">
            <text:p>14306.0</text:p>
          </table:table-cell>
          <table:table-cell office:value-type="float" office:value="44.0">
            <text:p>44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77499999999999">
            <text:p>-77.77499999999999</text:p>
          </table:table-cell>
          <table:table-cell office:value-type="float" office:value="12.05">
            <text:p>12.05</text:p>
          </table:table-cell>
          <table:table-cell office:value-type="float" office:value="12.05">
            <text:p>12.0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H_283(A)">
            <text:p>9H_283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21486.0">
            <text:p>21486.0</text:p>
          </table:table-cell>
          <table:table-cell office:value-type="float" office:value="43.0">
            <text:p>43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52499999999999">
            <text:p>-117.52499999999999</text:p>
          </table:table-cell>
          <table:table-cell office:value-type="float" office:value="20.55">
            <text:p>20.55</text:p>
          </table:table-cell>
          <table:table-cell office:value-type="float" office:value="20.55">
            <text:p>20.5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H_283(B)">
            <text:p>9H_283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21824.0">
            <text:p>21824.0</text:p>
          </table:table-cell>
          <table:table-cell office:value-type="float" office:value="43.0">
            <text:p>43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9.10000000000001">
            <text:p>-119.10000000000001</text:p>
          </table:table-cell>
          <table:table-cell office:value-type="float" office:value="20.6">
            <text:p>20.6</text:p>
          </table:table-cell>
          <table:table-cell office:value-type="float" office:value="20.6">
            <text:p>20.6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H_92">
            <text:p>9H_92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225.0">
            <text:p>12225.0</text:p>
          </table:table-cell>
          <table:table-cell office:value-type="float" office:value="38.0">
            <text:p>38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1.550000000000004">
            <text:p>-51.550000000000004</text:p>
          </table:table-cell>
          <table:table-cell office:value-type="float" office:value="35.3">
            <text:p>35.3</text:p>
          </table:table-cell>
          <table:table-cell office:value-type="float" office:value="35.3">
            <text:p>35.3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J_155">
            <text:p>9J_155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9704.0">
            <text:p>19704.0</text:p>
          </table:table-cell>
          <table:table-cell office:value-type="float" office:value="36.0">
            <text:p>36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9.625">
            <text:p>-99.625</text:p>
          </table:table-cell>
          <table:table-cell office:value-type="float" office:value="35.949999999999996">
            <text:p>35.949999999999996</text:p>
          </table:table-cell>
          <table:table-cell office:value-type="float" office:value="35.949999999999996">
            <text:p>35.949999999999996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J_64(A)">
            <text:p>9J_64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3996.0">
            <text:p>13996.0</text:p>
          </table:table-cell>
          <table:table-cell office:value-type="float" office:value="39.0">
            <text:p>39.0</text:p>
          </table:table-cell>
          <table:table-cell office:value-type="string" office:value="Alveopora sp.">
            <text:p>Alve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9">
            <text:p>-67.9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J_64(B)">
            <text:p>9J_64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041.0">
            <text:p>14041.0</text:p>
          </table:table-cell>
          <table:table-cell office:value-type="float" office:value="23.0">
            <text:p>23.0</text:p>
          </table:table-cell>
          <table:table-cell office:value-type="string" office:value="Alveopora sp.">
            <text:p>Alve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1">
            <text:p>-68.1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J_81">
            <text:p>9J_81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428.0">
            <text:p>14428.0</text:p>
          </table:table-cell>
          <table:table-cell office:value-type="float" office:value="34.0">
            <text:p>34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8.35000000000001">
            <text:p>-78.35000000000001</text:p>
          </table:table-cell>
          <table:table-cell office:value-type="float" office:value="12.100000000000001">
            <text:p>12.100000000000001</text:p>
          </table:table-cell>
          <table:table-cell office:value-type="float" office:value="12.100000000000001">
            <text:p>12.10000000000000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E_24_25_25_75">
            <text:p>9E_24_25_25_75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5308.0">
            <text:p>15308.0</text:p>
          </table:table-cell>
          <table:table-cell office:value-type="float" office:value="29.0">
            <text:p>29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2.325">
            <text:p>-82.325</text:p>
          </table:table-cell>
          <table:table-cell office:value-type="float" office:value="12.15">
            <text:p>12.15</text:p>
          </table:table-cell>
          <table:table-cell office:value-type="float" office:value="12.15">
            <text:p>12.1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L_89">
            <text:p>9L_89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3360.0">
            <text:p>13360.0</text:p>
          </table:table-cell>
          <table:table-cell office:value-type="float" office:value="81.0">
            <text:p>81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8">
            <text:p>-58.8</text:p>
          </table:table-cell>
          <table:table-cell office:value-type="float" office:value="35.4">
            <text:p>35.4</text:p>
          </table:table-cell>
          <table:table-cell office:value-type="float" office:value="35.4">
            <text:p>35.4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E_23_45_24_25(B)">
            <text:p>9E_23_45_24_25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281.0">
            <text:p>14281.0</text:p>
          </table:table-cell>
          <table:table-cell office:value-type="float" office:value="34.0">
            <text:p>34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7">
            <text:p>-75.7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E_22_55_22_85(A)">
            <text:p>9E_22_55_22_85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890.0">
            <text:p>14890.0</text:p>
          </table:table-cell>
          <table:table-cell office:value-type="float" office:value="23.0">
            <text:p>23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5">
            <text:p>-83.5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7_a_14_15(A)">
            <text:p>7_a_14_15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0454.0">
            <text:p>10454.0</text:p>
          </table:table-cell>
          <table:table-cell office:value-type="float" office:value="17.0">
            <text:p>17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9.1">
            <text:p>-49.1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7_a_14_15(B)">
            <text:p>7_a_14_15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0419.0">
            <text:p>10419.0</text:p>
          </table:table-cell>
          <table:table-cell office:value-type="float" office:value="17.0">
            <text:p>17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8.9">
            <text:p>-48.9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7_b_14_15">
            <text:p>7_b_14_15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0386.0">
            <text:p>10386.0</text:p>
          </table:table-cell>
          <table:table-cell office:value-type="float" office:value="17.0">
            <text:p>17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8.8">
            <text:p>-48.8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A_14_(A)">
            <text:p>9A_14_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650.0">
            <text:p>12650.0</text:p>
          </table:table-cell>
          <table:table-cell office:value-type="float" office:value="18.0">
            <text:p>18.0</text:p>
          </table:table-cell>
          <table:table-cell office:value-type="string" office:value="Diploastrea sp.">
            <text:p>Diplo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575">
            <text:p>-64.575</text:p>
          </table:table-cell>
          <table:table-cell office:value-type="float" office:value="7.25">
            <text:p>7.25</text:p>
          </table:table-cell>
          <table:table-cell office:value-type="float" office:value="7.25">
            <text:p>7.2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A_14_(B)">
            <text:p>9A_14_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641.0">
            <text:p>12641.0</text:p>
          </table:table-cell>
          <table:table-cell office:value-type="float" office:value="24.0">
            <text:p>24.0</text:p>
          </table:table-cell>
          <table:table-cell office:value-type="string" office:value="Diploastrea sp.">
            <text:p>Diplo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575">
            <text:p>-64.575</text:p>
          </table:table-cell>
          <table:table-cell office:value-type="float" office:value="7.25">
            <text:p>7.25</text:p>
          </table:table-cell>
          <table:table-cell office:value-type="float" office:value="7.25">
            <text:p>7.2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A_14_(C)">
            <text:p>9A_14_(C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657.0">
            <text:p>12657.0</text:p>
          </table:table-cell>
          <table:table-cell office:value-type="float" office:value="33.0">
            <text:p>33.0</text:p>
          </table:table-cell>
          <table:table-cell office:value-type="string" office:value="Diploastrea sp.">
            <text:p>Diplo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575">
            <text:p>-64.575</text:p>
          </table:table-cell>
          <table:table-cell office:value-type="float" office:value="7.25">
            <text:p>7.25</text:p>
          </table:table-cell>
          <table:table-cell office:value-type="float" office:value="7.25">
            <text:p>7.2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A_14_(D)">
            <text:p>9A_14_(D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603.0">
            <text:p>12603.0</text:p>
          </table:table-cell>
          <table:table-cell office:value-type="float" office:value="19.0">
            <text:p>19.0</text:p>
          </table:table-cell>
          <table:table-cell office:value-type="string" office:value="Diploastrea sp.">
            <text:p>Diplo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375">
            <text:p>-64.375</text:p>
          </table:table-cell>
          <table:table-cell office:value-type="float" office:value="7.25">
            <text:p>7.25</text:p>
          </table:table-cell>
          <table:table-cell office:value-type="float" office:value="7.25">
            <text:p>7.2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A_14_(E)">
            <text:p>9A_14_(E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832.0">
            <text:p>12832.0</text:p>
          </table:table-cell>
          <table:table-cell office:value-type="float" office:value="28.0">
            <text:p>28.0</text:p>
          </table:table-cell>
          <table:table-cell office:value-type="string" office:value="Diploastrea sp.">
            <text:p>Diplo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5.35">
            <text:p>-65.35</text:p>
          </table:table-cell>
          <table:table-cell office:value-type="float" office:value="7.3">
            <text:p>7.3</text:p>
          </table:table-cell>
          <table:table-cell office:value-type="float" office:value="7.3">
            <text:p>7.3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B_12_5_13_12(c)">
            <text:p>9B_12_5_13_12(c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277.0">
            <text:p>12277.0</text:p>
          </table:table-cell>
          <table:table-cell office:value-type="float" office:value="22.0">
            <text:p>22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7.875">
            <text:p>-47.875</text:p>
          </table:table-cell>
          <table:table-cell office:value-type="float" office:value="35.25">
            <text:p>35.25</text:p>
          </table:table-cell>
          <table:table-cell office:value-type="float" office:value="35.25">
            <text:p>35.2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B_18_48_19_15(a)(A)">
            <text:p>9B_18_48_19_15(a)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630.0">
            <text:p>14630.0</text:p>
          </table:table-cell>
          <table:table-cell office:value-type="float" office:value="34.0">
            <text:p>34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6.25">
            <text:p>-76.25</text:p>
          </table:table-cell>
          <table:table-cell office:value-type="float" office:value="12.100000000000001">
            <text:p>12.100000000000001</text:p>
          </table:table-cell>
          <table:table-cell office:value-type="float" office:value="12.100000000000001">
            <text:p>12.10000000000000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B_18_48_19_15(a)(B)">
            <text:p>9B_18_48_19_15(a)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567.0">
            <text:p>14567.0</text:p>
          </table:table-cell>
          <table:table-cell office:value-type="float" office:value="29.0">
            <text:p>29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95">
            <text:p>-75.95</text:p>
          </table:table-cell>
          <table:table-cell office:value-type="float" office:value="12.100000000000001">
            <text:p>12.100000000000001</text:p>
          </table:table-cell>
          <table:table-cell office:value-type="float" office:value="12.100000000000001">
            <text:p>12.10000000000000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C_15_20_16_65">
            <text:p>9C_15_20_16_65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1063.0">
            <text:p>11063.0</text:p>
          </table:table-cell>
          <table:table-cell office:value-type="float" office:value="17.0">
            <text:p>17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7.025">
            <text:p>-47.025</text:p>
          </table:table-cell>
          <table:table-cell office:value-type="float" office:value="11.75">
            <text:p>11.75</text:p>
          </table:table-cell>
          <table:table-cell office:value-type="float" office:value="11.75">
            <text:p>11.7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C_22_7_24_2">
            <text:p>9C_22_7_24_2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909.0">
            <text:p>12909.0</text:p>
          </table:table-cell>
          <table:table-cell office:value-type="float" office:value="33.0">
            <text:p>33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425000000000004">
            <text:p>-62.425000000000004</text:p>
          </table:table-cell>
          <table:table-cell office:value-type="float" office:value="11.95">
            <text:p>11.95</text:p>
          </table:table-cell>
          <table:table-cell office:value-type="float" office:value="11.95">
            <text:p>11.9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C_26_7_27_15(A)">
            <text:p>9C_26_7_27_15(A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074.0">
            <text:p>14074.0</text:p>
          </table:table-cell>
          <table:table-cell office:value-type="float" office:value="23.0">
            <text:p>23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65">
            <text:p>-71.65</text:p>
          </table:table-cell>
          <table:table-cell office:value-type="float" office:value="12.1">
            <text:p>12.1</text:p>
          </table:table-cell>
          <table:table-cell office:value-type="float" office:value="12.1">
            <text:p>12.1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C_26_7_27_15(B)">
            <text:p>9C_26_7_27_15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100.0">
            <text:p>14100.0</text:p>
          </table:table-cell>
          <table:table-cell office:value-type="float" office:value="28.0">
            <text:p>28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9">
            <text:p>-71.9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D_12_28_13_75">
            <text:p>9D_12_28_13_75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1467.0">
            <text:p>11467.0</text:p>
          </table:table-cell>
          <table:table-cell office:value-type="float" office:value="17.0">
            <text:p>17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1.1">
            <text:p>-41.1</text:p>
          </table:table-cell>
          <table:table-cell office:value-type="float" office:value="35.2">
            <text:p>35.2</text:p>
          </table:table-cell>
          <table:table-cell office:value-type="float" office:value="35.2">
            <text:p>35.2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D_15_28_16_65">
            <text:p>9D_15_28_16_65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2169.0">
            <text:p>12169.0</text:p>
          </table:table-cell>
          <table:table-cell office:value-type="float" office:value="28.0">
            <text:p>28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025">
            <text:p>-59.025</text:p>
          </table:table-cell>
          <table:table-cell office:value-type="float" office:value="11.95">
            <text:p>11.95</text:p>
          </table:table-cell>
          <table:table-cell office:value-type="float" office:value="11.95">
            <text:p>11.95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9E_22_55_22_85(B)">
            <text:p>9E_22_55_22_85(B)</text:p>
          </table:table-cell>
          <table:table-cell office:value-type="float" office:value="-15.617">
            <text:p>-15.617</text:p>
          </table:table-cell>
          <table:table-cell office:value-type="float" office:value="166.9">
            <text:p>166.9</text:p>
          </table:table-cell>
          <table:table-cell office:value-type="float" office:value="14905.0">
            <text:p>14905.0</text:p>
          </table:table-cell>
          <table:table-cell office:value-type="float" office:value="45.0">
            <text:p>45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6">
            <text:p>-83.6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CutlerEtal2004,HibbertEtal2016">
            <text:p>CutlerEtal2004,HibbertEtal2016</text:p>
          </table:table-cell>
        </table:table-row>
        <table:table-row>
          <table:table-cell office:value-type="string" office:value="Vanuatu">
            <text:p>Vanuatu</text:p>
          </table:table-cell>
          <table:table-cell office:value-type="string" office:value="U/Th">
            <text:p>U/Th</text:p>
          </table:table-cell>
          <table:table-cell office:value-type="string" office:value="np8_(+45m)">
            <text:p>np8_(+45m)</text:p>
          </table:table-cell>
          <table:table-cell office:value-type="float" office:value="-15.99">
            <text:p>-15.99</text:p>
          </table:table-cell>
          <table:table-cell office:value-type="float" office:value="167.19">
            <text:p>167.19</text:p>
          </table:table-cell>
          <table:table-cell office:value-type="float" office:value="48180.0">
            <text:p>48180.0</text:p>
          </table:table-cell>
          <table:table-cell office:value-type="float" office:value="370.0">
            <text:p>370.0</text:p>
          </table:table-cell>
          <table:table-cell office:value-type="string" office:value="cf. Platygyra">
            <text:p>cf. Platygy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2.0">
            <text:p>-42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CabiochAyliffe2001">
            <text:p>CabiochAyliffe2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